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AppleSystemUIFont" svg:font-family="AppleSystemUIFon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ppleSystemUIFont1" svg:font-family="AppleSystemUIFont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53535" style:font-name="AppleSystemUIFont" style:font-name-complex="AppleSystemUIFont1"/>
    </style:style>
    <style:style style:name="P2" style:family="paragraph" style:parent-style-name="Standard">
      <style:paragraph-properties fo:orphans="0" fo:widows="0"/>
      <style:text-properties fo:color="#353535" style:font-name="AppleSystemUIFont" style:font-name-complex="AppleSystemUIFont1"/>
    </style:style>
    <style:style style:name="T1" style:family="text">
      <style:text-properties fo:font-variant="normal" fo:text-transform="none" fo:color="#ffffff" style:font-name="Open Sans" fo:font-size="10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r wondered why your app is crashing?<text:line-break/><text:line-break/>For the experienced software professional, see this book as a way to check off the advanced level iOS skills check box. It adds to your arsenal of tools, and techniques, to be a highly productive software engineer. For some of those mysterious and odd problems that result in a crash, this book could help you save hours, or days. Whether you are on consulting gigs looking to delight your customer, or in a corporate environment earning your way up through the ranks, the knowledge in this book is a definite step along that journey. <text:line-break/><text:line-break/>For the student, this book adds something special. We don't just look at the anatomy of a crash report. We look into the underlying software engineering approach that caused the problem, and discuss techniques for avoiding such issues. We also delve into a formal trouble shooting methodology as it applies to crash dump analysis. The result is that, from the get-go, you can develop your skills, using best practice, and avoid the traps others fall into. It means you can hand in your assignment, on-time, without undue stress!<text:line-break/><text:line-break/>New in the second edition are Apple Silicon crashes, an exploration of Rosetta, updates for Xcode 12.x, iOS 14.x, macOS 11.x, and ARMv8.3-A Pointer Authentication issues.</text:p>
      <text:p text:style-name="P2"/>
      <text:p text:style-name="P1"><text:bookmark-start text:name="__DdeLink__10824_964289810"/>Faisal Memon has had a long career in engineering. <text:s/>He has worked on most layers of the software stack from probing noisy electrical circuits, to writing Operating System software, middleware, and apps. <text:s/>Having worn the hats of software tester, developer, tech lead, architect, and CTO he sees problems from a rounded perspective.<text:bookmark-end text:name="__DdeLink__10824_9642898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AppleSystemUIFont" svg:font-family="AppleSystemUIFon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ppleSystemUIFont1" svg:font-family="AppleSystemUIFont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423cm" fo:text-align="center" style:justify-single-word="false" fo:keep-together="always" fo:keep-with-next="always"/>
      <style:text-properties style:font-name="Calibri" fo:font-size="26pt" fo:font-weight="bold" style:font-size-asian="26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" fo:font-size="26pt" fo:font-weight="bold" style:font-size-asian="26pt" style:font-weight-asian="bold" style:font-size-complex="18pt" style:font-weight-complex="bold"/>
    </style:style>
    <style:style style:name="Body_20_Text_20_Char" style:display-name="Body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isal Memon</meta:initial-creator>
    <dc:creator>Faisal Memon</dc:creator>
    <meta:editing-cycles>8</meta:editing-cycles>
    <meta:creation-date>2018-09-18T14:28:00</meta:creation-date>
    <dc:date>2020-10-27T08:33:36</dc:date>
    <meta:editing-duration>PT42M11S</meta:editing-duration>
    <meta:generator>OpenOffice/4.1.6$Unix OpenOffice.org_project/416m1$Build-9790</meta:generator>
    <meta:document-statistic meta:table-count="0" meta:image-count="0" meta:object-count="0" meta:page-count="1" meta:paragraph-count="2" meta:word-count="267" meta:character-count="1608"/>
    <meta:user-defined meta:name="AppVersion">14.0000</meta:user-defined>
    <meta:user-defined meta:name="Company">Ci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